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5.404cm" svg:height="1.857cm" svg:x="22.124cm" svg:y="0.493cm">
          <text:p text:style-name="P1">GameObject</text:p>
        </draw:rect>
        <draw:rect draw:style-name="gr1" draw:text-style-name="P1" xml:id="id1" draw:id="id1" draw:layer="layout" svg:width="5.404cm" svg:height="1.857cm" svg:x="-13.581cm" svg:y="8.952cm">
          <text:p text:style-name="P1">Player</text:p>
        </draw:rect>
        <draw:connector draw:style-name="gr2" draw:text-style-name="P1" draw:layer="layout" draw:line-skew="-7.706cm" svg:x1="-8.177cm" svg:y1="9.88cm" svg:x2="22.124cm" svg:y2="1.421cm" draw:start-shape="id1" draw:end-shape="id2" svg:d="m-8177 9880h7445v-8459h22856">
          <text:p/>
        </draw:connector>
        <draw:rect draw:style-name="gr1" draw:text-style-name="P1" xml:id="id3" draw:id="id3" draw:layer="layout" svg:width="5.404cm" svg:height="1.857cm" svg:x="7.262cm" svg:y="6.307cm">
          <text:p text:style-name="P1">World</text:p>
        </draw:rect>
        <draw:rect draw:style-name="gr1" draw:text-style-name="P1" xml:id="id4" draw:id="id4" draw:layer="layout" svg:width="5.404cm" svg:height="1.857cm" svg:x="7.487cm" svg:y="9.402cm">
          <text:p text:style-name="P1">Island</text:p>
        </draw:rect>
        <draw:rect draw:style-name="gr1" draw:text-style-name="P1" xml:id="id5" draw:id="id5" draw:layer="layout" svg:width="5.404cm" svg:height="1.857cm" svg:x="7.149cm" svg:y="12.893cm">
          <text:p text:style-name="P1">NumberUtil</text:p>
        </draw:rect>
        <draw:rect draw:style-name="gr1" draw:text-style-name="P1" xml:id="id6" draw:id="id6" draw:layer="layout" svg:width="5.404cm" svg:height="1.857cm" svg:x="6.756cm" svg:y="16.101cm">
          <text:p text:style-name="P1">CoordinateUtil</text:p>
        </draw:rect>
        <draw:connector draw:style-name="gr2" draw:text-style-name="P1" draw:layer="layout" draw:line-skew="-0.275cm" svg:x1="-8.177cm" svg:y1="9.88cm" svg:x2="7.262cm" svg:y2="7.235cm" draw:start-shape="id1" draw:start-glue-point="1" draw:end-shape="id3" draw:end-glue-point="3" svg:d="m-8177 9880h7445v-2645h7994">
          <text:p/>
        </draw:connector>
        <draw:connector draw:style-name="gr2" draw:text-style-name="P1" draw:layer="layout" draw:line-skew="-0.444cm" svg:x1="-8.177cm" svg:y1="9.88cm" svg:x2="7.487cm" svg:y2="10.33cm" draw:start-shape="id1" draw:end-shape="id4" svg:d="m-8177 9880h7389v450h8275">
          <text:p/>
        </draw:connector>
        <draw:connector draw:style-name="gr2" draw:text-style-name="P1" draw:layer="layout" draw:line-skew="-0.219cm" svg:x1="-8.177cm" svg:y1="9.88cm" svg:x2="7.149cm" svg:y2="13.821cm" draw:start-shape="id1" draw:end-shape="id5" svg:d="m-8177 9880h7445v3941h7881">
          <text:p/>
        </draw:connector>
        <draw:connector draw:style-name="gr2" draw:text-style-name="P1" draw:layer="layout" svg:x1="-8.177cm" svg:y1="9.88cm" svg:x2="6.756cm" svg:y2="17.029cm" draw:start-shape="id1" draw:start-glue-point="1" draw:end-shape="id6" draw:end-glue-point="3" svg:d="m-8177 9880h7467v7149h7466">
          <text:p/>
        </draw:connector>
        <draw:connector draw:style-name="gr2" draw:text-style-name="P1" draw:layer="layout" svg:x1="12.891cm" svg:y1="10.33cm" svg:x2="24.826cm" svg:y2="2.35cm" draw:start-shape="id4" draw:start-glue-point="1" draw:end-shape="id2" draw:end-glue-point="2" svg:d="m12891 10330h11935v-7980">
          <text:p/>
        </draw:connector>
        <draw:connector draw:style-name="gr2" draw:text-style-name="P1" draw:layer="layout" svg:x1="9.964cm" svg:y1="6.307cm" svg:x2="-10.879cm" svg:y2="8.952cm" draw:start-shape="id3" draw:start-glue-point="0" draw:end-shape="id1" draw:end-glue-point="0" svg:d="m9964 6307v-501h-20843v3146">
          <text:p/>
        </draw:connector>
        <draw:rect draw:style-name="gr1" draw:text-style-name="P1" xml:id="id7" draw:id="id7" draw:layer="layout" svg:width="5.404cm" svg:height="1.857cm" svg:x="15.596cm" svg:y="6.306cm">
          <text:p text:style-name="P1">Camera</text:p>
        </draw:rect>
        <draw:connector draw:style-name="gr2" draw:text-style-name="P1" draw:layer="layout" svg:x1="12.666cm" svg:y1="7.235cm" svg:x2="15.596cm" svg:y2="7.234cm" draw:start-shape="id3" draw:end-shape="id7" svg:d="m12666 7235h1465v-1h1465">
          <text:p/>
        </draw:connector>
        <draw:rect draw:style-name="gr1" draw:text-style-name="P1" xml:id="id8" draw:id="id8" draw:layer="layout" svg:width="5.404cm" svg:height="1.857cm" svg:x="15.596cm" svg:y="2.76cm">
          <text:p text:style-name="P1">SteadyCamera</text:p>
        </draw:rect>
        <draw:connector draw:style-name="gr2" draw:text-style-name="P1" draw:layer="layout" svg:x1="18.298cm" svg:y1="4.617cm" svg:x2="18.298cm" svg:y2="6.306cm" draw:start-shape="id8" draw:start-glue-point="2" draw:end-shape="id7" svg:d="m18298 4617v1689">
          <text:p/>
        </draw:connector>
        <draw:connector draw:style-name="gr2" draw:text-style-name="P1" draw:layer="layout" svg:x1="15.596cm" svg:y1="3.688cm" svg:x2="9.964cm" svg:y2="6.307cm" draw:start-shape="id8" draw:start-glue-point="3" draw:end-shape="id3" draw:end-glue-point="0" svg:d="m15596 3688h-5632v26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ahmi Abdulhamid</meta:initial-creator>
    <meta:creation-date>2011-07-06T23:15:00.96</meta:creation-date>
    <dc:date>2011-07-06T23:35:07.55</dc:date>
    <dc:creator>Fahmi Abdulhamid</dc:creator>
    <meta:editing-duration>PT20M12S</meta:editing-duration>
    <meta:editing-cycles>3</meta:editing-cycles>
    <meta:generator>OpenOffice.org/3.3$Win32 OpenOffice.org_project/330m20$Build-9567</meta:generator>
    <meta:document-statistic meta:object-count="18"/>
  </office:meta>
</office:document-meta>
</file>